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4-08-19" calcext:value-type="date">
            <text:p>19/08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3-19" calcext:value-type="date">
            <text:p>19/03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4-22" calcext:value-type="date">
            <text:p>22/04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5-20" calcext:value-type="date">
            <text:p>20/05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6-16" calcext:value-type="date">
            <text:p>16/06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7-21" calcext:value-type="date">
            <text:p>21/07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8-18" calcext:value-type="date">
            <text:p>18/08/2025</text:p>
          </table:table-cell>
          <table:table-cell table:style-name="ce40" table:formula="of:=[.C14]-[.F1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9-22" calcext:value-type="date">
            <text:p>22/09/2025</text:p>
          </table:table-cell>
          <table:table-cell table:style-name="ce40" table:formula="of:=[.C15]-[.F1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Mens. 10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10-20" calcext:value-type="date">
            <text:p>20/10/2025</text:p>
          </table:table-cell>
          <table:table-cell table:style-name="ce40" table:formula="of:=[.C16]-[.F1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6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37:21.287281911">00:00:00</text:time></text:span><text:span text:style-name="MT2"><text:s/></text:span></text:p>
        </style:region-center>
        <style:region-right>
          <text:p><text:span text:style-name="MT4">Clínica Odont. Dr. Hissao Takahashi SS</text:span></text:p>
          <text:p><text:span text:style-name="MT2">Dr. Hissao - Tel.: 3241-2049 / 3248-387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línica Odontológica Dr. Hissao Takahashi S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37:21.28932722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11-03T17:46:45.049872173</dc:date>
    <meta:print-date>2019-10-31T18:04:07.913029257</meta:print-date>
    <dc:language>pt-PT</dc:language>
    <meta:editing-cycles>559</meta:editing-cycles>
    <meta:editing-duration>P1DT8H59M35S</meta:editing-duration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